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-complex="Calibri Light" fo:language="fr" fo:country="CA"/>
    </style:style>
    <style:style style:name="P3" style:parent-style-name="NoSpacing" style:family="paragraph">
      <style:text-properties style:font-name="Calibri Light" style:font-name-complex="Calibri Light" fo:language="fr" fo:country="CA"/>
    </style:style>
    <style:style style:name="P4" style:parent-style-name="NoSpacing" style:family="paragraph">
      <style:text-properties style:font-name="Calibri Light" style:font-name-complex="Calibri Light" fo:language="fr" fo:country="CA"/>
    </style:style>
    <style:style style:name="P5" style:parent-style-name="NoSpacing" style:family="paragraph">
      <style:text-properties style:font-name="Calibri Light" style:font-name-complex="Calibri Light" fo:language="fr" fo:country="CA"/>
    </style:style>
    <style:style style:name="P6" style:parent-style-name="Standard" style:family="paragraph">
      <style:paragraph-properties fo:text-align="center"/>
      <style:text-properties style:font-name="Calibri Light" style:font-name-complex="Calibri Light" fo:font-weight="bold" style:font-weight-asian="bold" fo:language="fr" fo:country="CA"/>
    </style:style>
    <style:style style:name="TableColumn8" style:family="table-column">
      <style:table-column-properties style:column-width="0.8076in" style:use-optimal-column-width="false"/>
    </style:style>
    <style:style style:name="TableColumn9" style:family="table-column">
      <style:table-column-properties style:column-width="0.5673in" style:use-optimal-column-width="false"/>
    </style:style>
    <style:style style:name="TableColumn10" style:family="table-column">
      <style:table-column-properties style:column-width="0.552in" style:use-optimal-column-width="false"/>
    </style:style>
    <style:style style:name="TableColumn11" style:family="table-column">
      <style:table-column-properties style:column-width="5in" style:use-optimal-column-width="false"/>
    </style:style>
    <style:style style:name="Table7" style:family="table">
      <style:table-properties style:width="6.927in" fo:margin-left="-0.1923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A" style:writing-mode="lr-tb" fo:padding-top="0in" fo:padding-left="0.0784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15" style:family="table-cell">
      <style:table-cell-properties fo:border="0.0069in solid #00000A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17" style:family="table-cell">
      <style:table-cell-properties fo:border-top="0.0069in solid #00000A" fo:border-left="0.0069in solid #00000A" fo:border-bottom="0.0069in solid #00000A" fo:border-right="none" style:writing-mode="lr-tb" fo:padding-top="0in" fo:padding-left="0.0784in" fo:padding-bottom="0in" fo:padding-right="0.075in"/>
    </style:style>
    <style:style style:name="P18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19" style:family="table-cell">
      <style:table-cell-properties fo:border="0.0069in solid #00000A" style:writing-mode="lr-tb" fo:padding-top="0in" fo:padding-left="0.0784in" fo:padding-bottom="0in" fo:padding-right="0.075in"/>
    </style:style>
    <style:style style:name="P20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21" style:family="table-row">
      <style:table-row-properties style:min-row-height="1.6277in" style:use-optimal-row-height="false"/>
    </style:style>
    <style:style style:name="TableCell2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3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language="fr" fo:country="CA"/>
    </style:style>
    <style:style style:name="P24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language="fr" fo:country="CA"/>
    </style:style>
    <style:style style:name="TableCell2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26" style:parent-style-name="Standard" style:family="paragraph">
      <style:paragraph-properties fo:text-align="center" fo:margin-bottom="0in" fo:line-height="100%"/>
    </style:style>
    <style:style style:name="P27" style:parent-style-name="Standard" style:family="paragraph">
      <style:paragraph-properties fo:text-align="center" fo:margin-bottom="0in" fo:line-height="100%"/>
    </style:style>
    <style:style style:name="T28" style:parent-style-name="DefaultParagraphFont" style:family="text">
      <style:text-properties style:font-name="Calibri Light" style:font-name-complex="Calibri Light" fo:font-weight="bold" style:font-weight-asian="bold" fo:language="fr" fo:country="CA"/>
    </style:style>
    <style:style style:name="TableCell29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0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9pt" style:font-size-asian="9pt" style:font-size-complex="9pt" fo:language="fr" fo:country="CA"/>
    </style:style>
    <style:style style:name="TableCell3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32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33" style:family="table-row">
      <style:table-row-properties style:min-row-height="2.0645in" style:use-optimal-row-height="false"/>
    </style:style>
    <style:style style:name="TableCell34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35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9pt" style:font-size-asian="9pt" style:font-size-complex="9pt" fo:language="fr" fo:country="CA"/>
    </style:style>
    <style:style style:name="TableCell36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37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38" style:family="table-row">
      <style:table-row-properties style:min-row-height="2.0625in" style:use-optimal-row-height="false"/>
    </style:style>
    <style:style style:name="TableCell39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40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9pt" style:font-size-asian="9pt" style:font-size-complex="9pt" fo:language="fr" fo:country="CA"/>
    </style:style>
    <style:style style:name="TableCell41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42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43" style:family="table-row">
      <style:table-row-properties style:min-row-height="2.0055in" style:use-optimal-row-height="false"/>
    </style:style>
    <style:style style:name="TableCell4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45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language="fr" fo:country="CA"/>
    </style:style>
    <style:style style:name="P46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language="fr" fo:country="CA"/>
    </style:style>
    <style:style style:name="P47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language="fr" fo:country="CA"/>
    </style:style>
    <style:style style:name="P48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style:font-weight-complex="bold" fo:font-size="10pt" style:font-size-asian="10pt" style:font-size-complex="10pt" fo:language="fr" fo:country="CA"/>
    </style:style>
    <style:style style:name="TableCell49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0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51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52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53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54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9pt" style:font-size-asian="9pt" style:font-size-complex="9pt" fo:language="fr" fo:country="CA"/>
    </style:style>
    <style:style style:name="TableCell5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56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57" style:family="table-row">
      <style:table-row-properties style:min-row-height="2.1875in" style:use-optimal-row-height="false"/>
    </style:style>
    <style:style style:name="P58" style:parent-style-name="Normal" style:family="paragraph">
      <style:text-properties fo:language="fr" fo:country="CA"/>
    </style:style>
    <style:style style:name="P59" style:parent-style-name="Normal" style:family="paragraph">
      <style:text-properties fo:language="fr" fo:country="CA"/>
    </style:style>
    <style:style style:name="TableCell60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61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9pt" style:font-size-asian="9pt" style:font-size-complex="9pt" fo:language="fr" fo:country="CA"/>
    </style:style>
    <style:style style:name="P62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9pt" style:font-size-asian="9pt" style:font-size-complex="9pt" fo:language="fr" fo:country="CA"/>
    </style:style>
    <style:style style:name="TableCell63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64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65" style:family="table-row">
      <style:table-row-properties style:min-row-height="1.9993in" style:use-optimal-row-height="false"/>
    </style:style>
    <style:style style:name="P66" style:parent-style-name="Normal" style:family="paragraph">
      <style:text-properties fo:language="fr" fo:country="CA"/>
    </style:style>
    <style:style style:name="P67" style:parent-style-name="Normal" style:family="paragraph">
      <style:text-properties fo:language="fr" fo:country="CA"/>
    </style:style>
    <style:style style:name="TableCell68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69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9pt" style:font-size-asian="9pt" style:font-size-complex="9pt" fo:language="fr" fo:country="CA"/>
    </style:style>
    <style:style style:name="TableCell70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72" style:family="table-row">
      <style:table-row-properties style:min-row-height="2.375in" style:use-optimal-row-height="false"/>
    </style:style>
    <style:style style:name="TableCell7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4" style:parent-style-name="Standard" style:family="paragraph">
      <style:paragraph-properties fo:text-align="center"/>
      <style:text-properties style:font-name="Calibri Light" fo:font-weight="bold" style:font-weight-asian="bold" style:font-weight-complex="bold"/>
    </style:style>
    <style:style style:name="TableCell7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76" style:parent-style-name="Standard" style:family="paragraph">
      <style:paragraph-properties fo:text-align="center"/>
      <style:text-properties style:font-name="Calibri Light" fo:font-weight="bold" style:font-weight-asian="bold" style:font-weight-complex="bold"/>
    </style:style>
    <style:style style:name="TableCell77" style:family="table-cell">
      <style:table-cell-properties fo:border-top="none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78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font-size="9pt" style:font-size-asian="9pt" style:font-size-complex="9pt" fo:language="fr" fo:country="CA"/>
    </style:style>
    <style:style style:name="TableCell79" style:family="table-cell">
      <style:table-cell-properties fo:border-top="none" fo:border-left="0.0069in solid #00000A" fo:border-bottom="0.0069in solid #00000A" fo:border-right="0.0069in solid #00000A" style:writing-mode="lr-tb" style:vertical-align="middle" fo:padding-top="0in" fo:padding-left="0.0784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81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82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83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84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85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86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87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88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89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P90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91" style:family="table-row">
      <style:table-row-properties style:min-row-height="0.0277in" style:use-optimal-row-height="false"/>
    </style:style>
    <style:style style:name="TableCell92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3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94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5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96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97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9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99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Row100" style:family="table-row">
      <style:table-row-properties style:min-row-height="0.0277in" style:use-optimal-row-height="false"/>
    </style:style>
    <style:style style:name="TableCell101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10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105" style:family="table-cell">
      <style:table-cell-properties fo:border-top="0.0069in solid #00000A" fo:border-left="0.0069in solid #00000A" fo:border-bottom="0.0069in solid #00000A" fo:border-right="none" style:writing-mode="lr-tb" style:vertical-align="middle" fo:padding-top="0in" fo:padding-left="0.0784in" fo:padding-bottom="0in" fo:padding-right="0.075in"/>
    </style:style>
    <style:style style:name="P106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  <style:style style:name="TableCell10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8" style:parent-style-name="Standard" style:family="paragraph">
      <style:paragraph-properties fo:text-align="center" fo:margin-bottom="0in" fo:line-height="100%"/>
      <style:text-properties style:font-name="Calibri Light" style:font-name-complex="Calibri Light" fo:font-weight="bold" style:font-weight-asian="bold" fo:language="fr" fo:country="CA"/>
    </style:style>
  </office:automatic-styles>
  <office:body>
    <office:text text:use-soft-page-breaks="true">
      <text:p text:style-name="P1"><text:span text:style-name="T2">IFT 780 : Devoir 1</text:span></text:p>
      <text:p text:style-name="P3">Nom étudiant(e) 1 : mccg3002 - McCarthy</text:p>
      <text:p text:style-name="P4">Nom étudiant(e) 2 : nkad2101 - Nkashama Kanda</text:p>
      <text:p text:style-name="P5">Nom étudiant(e) 3 : ragm1601 - Ragued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>Note</text:p>
          </table:table-cell>
          <table:table-cell table:style-name="TableCell17">
            <text:p text:style-name="P18"/>
          </table:table-cell>
          <table:table-cell table:style-name="TableCell19">
            <text:p text:style-name="P20">Commentaires</text:p>
          </table:table-cell>
        </table:table-row>
        <table:table-row table:style-name="TableRow21">
          <table:table-cell table:style-name="TableCell22" table:number-rows-spanned="3">
            <text:p text:style-name="P23"/>
            <text:p text:style-name="P24">Hinge</text:p>
          </table:table-cell>
          <table:table-cell table:style-name="TableCell25" table:number-rows-spanned="3">
            <text:p text:style-name="P26"/>
            <text:p text:style-name="P27"><text:span text:style-name="T28">3/3.0</text:span></text:p>
          </table:table-cell>
          <table:table-cell table:style-name="TableCell29">
            <text:p text:style-name="P30">Q1</text:p>
          </table:table-cell>
          <table:table-cell table:style-name="TableCell31">
            <text:p text:style-name="P32">Bonne réponse<text:s/></text:p>
          </table:table-cell>
        </table:table-row>
        <table:table-row table:style-name="TableRow33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4">
            <text:p text:style-name="P35">Q2</text:p>
          </table:table-cell>
          <table:table-cell table:style-name="TableCell36">
            <text:p text:style-name="P37">Bonne réponse</text:p>
          </table:table-cell>
        </table:table-row>
        <table:table-row table:style-name="TableRow38"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39">
            <text:p text:style-name="P40">Code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 table:number-rows-spanned="3">
            <text:p text:style-name="P45"/>
            <text:p text:style-name="P46"/>
            <text:p text:style-name="P47"/>
            <text:p text:style-name="P48">Softmax</text:p>
          </table:table-cell>
          <table:table-cell table:style-name="TableCell49" table:number-rows-spanned="3">
            <text:p text:style-name="P50"/>
            <text:p text:style-name="P51"/>
            <text:p text:style-name="P52">2.75/3.0</text:p>
          </table:table-cell>
          <table:table-cell table:style-name="TableCell53">
            <text:p text:style-name="P54">Q1</text:p>
          </table:table-cell>
          <table:table-cell table:style-name="TableCell55">
            <text:p text:style-name="P56">Il manque la somme pour la loss. -0.25 pts<text:s/></text:p>
          </table:table-cell>
        </table:table-row>
        <table:table-row table:style-name="TableRow57">
          <table:covered-table-cell>
            <text:p text:style-name="P58"/>
          </table:covered-table-cell>
          <table:covered-table-cell>
            <text:p text:style-name="P59"/>
          </table:covered-table-cell>
          <table:table-cell table:style-name="TableCell60">
            <text:p text:style-name="P61"/>
            <text:p text:style-name="P62">Q2</text:p>
          </table:table-cell>
          <table:table-cell table:style-name="TableCell63">
            <text:p text:style-name="P64">Bonne réponse<text:s/></text:p>
          </table:table-cell>
        </table:table-row>
        <table:table-row table:style-name="TableRow65">
          <table:covered-table-cell>
            <text:p text:style-name="P66"/>
          </table:covered-table-cell>
          <table:covered-table-cell>
            <text:p text:style-name="P67"/>
          </table:covered-table-cell>
          <table:table-cell table:style-name="TableCell68">
            <text:p text:style-name="P69">Code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MLP</text:p>
          </table:table-cell>
          <table:table-cell table:style-name="TableCell75">
            <text:p text:style-name="P76">3.9/4</text:p>
          </table:table-cell>
          <table:table-cell table:style-name="TableCell77">
            <text:p text:style-name="P78">Code</text:p>
          </table:table-cell>
          <table:table-cell table:style-name="TableCell79">
            <text:p text:style-name="P80"/>
            <text:p text:style-name="P81"/>
            <text:p text:style-name="P82"/>
            <text:p text:style-name="P83"/>
            <text:p text:style-name="P84">Il manque le calcul de la régularisation du biais dans le calcul de la loss. -0.1 pts<text:s/></text:p>
            <text:p text:style-name="P85"/>
            <text:p text:style-name="P86"/>
            <text:p text:style-name="P87"/>
            <text:p text:style-name="P88"/>
            <text:p text:style-name="P89"/>
            <text:p text:style-name="P90"/>
          </table:table-cell>
        </table:table-row>
        <table:table-row table:style-name="TableRow91">
          <table:table-cell table:style-name="TableCell92">
            <text:p text:style-name="P93">Retard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ext:soft-page-break/>
        <table:table-row table:style-name="TableRow100">
          <table:table-cell table:style-name="TableCell101">
            <text:p text:style-name="P102">Total</text:p>
          </table:table-cell>
          <table:table-cell table:style-name="TableCell103">
            <text:p text:style-name="P104">9.65/10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SungtiL GB" svg:font-family="AR PL SungtiL GB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margin-bottom="0in" fo:line-height="100%"/>
      <style:text-properties style:font-name="Calibri Light" fo:letter-spacing="-0.0069in" fo:font-size="28pt" style:font-size-asian="28pt" style:font-size-complex="28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noteText" style:display-name="Footnote Text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TitleChar" style:display-name="Title Char" style:family="text" style:parent-style-name="DefaultParagraphFont">
      <style:text-properties style:font-name="Calibri Light" style:font-name-asian="Calibri" style:font-name-complex="DejaVu Sans" fo:letter-spacing="-0.0069in" style:letter-kerning="true" fo:font-size="28pt" style:font-size-asian="28pt" style:font-size-complex="28pt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fo:font-weight="bold" style:font-weight-asian="bold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ierre-Marc Jodoin</meta:initial-creator>
    <dc:creator>Thierry Judge</dc:creator>
    <meta:creation-date>2018-02-15T16:49:00Z</meta:creation-date>
    <dc:date>2021-02-22T15:42:00Z</dc:date>
    <meta:print-date>2018-02-15T17:05:00Z</meta:print-date>
    <meta:template xlink:href="Normal.dotm" xlink:type="simple"/>
    <meta:editing-cycles>20</meta:editing-cycles>
    <meta:editing-duration>PT3840S</meta:editing-duration>
    <meta:user-defined meta:name="AppVersion">16.0000</meta:user-defined>
    <meta:user-defined meta:name="Company">Université de Sherbrook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" meta:word-count="70" meta:character-count="469" meta:row-count="3" meta:non-whitespace-character-count="400"/>
  </office:meta>
</office:document-meta>
</file>